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9.35690689" calcext:value-type="float">
            <text:p>49,35690689</text:p>
          </table:table-cell>
          <table:table-cell office:value-type="float" office:value="2.360978645E-027" calcext:value-type="float">
            <text:p>2,36E-027</text:p>
          </table:table-cell>
          <table:table-cell office:value-type="float" office:value="4.102097034" calcext:value-type="float">
            <text:p>4,102097034</text:p>
          </table:table-cell>
          <table:table-cell table:style-name="ce2" table:formula="of:=([.E3]-[.E2])/[.E2]" office:value-type="float" office:value="0.00342491226902339" calcext:value-type="float">
            <text:p>0,00342491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660" calcext:value-type="float">
            <text:p>68660</text:p>
          </table:table-cell>
          <table:table-cell office:value-type="float" office:value="54.29164886" calcext:value-type="float">
            <text:p>54,29164886</text:p>
          </table:table-cell>
          <table:table-cell office:value-type="float" office:value="2.633729661E-020" calcext:value-type="float">
            <text:p>2,63E-020</text:p>
          </table:table-cell>
          <table:table-cell office:value-type="float" office:value="2.895138741" calcext:value-type="float">
            <text:p>2,89513874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660" calcext:value-type="float">
            <text:p>68660</text:p>
          </table:table-cell>
          <table:table-cell office:value-type="float" office:value="54.5115242" calcext:value-type="float">
            <text:p>54,5115242</text:p>
          </table:table-cell>
          <table:table-cell office:value-type="float" office:value="2.519402314E-020" calcext:value-type="float">
            <text:p>2,52E-020</text:p>
          </table:table-cell>
          <table:table-cell office:value-type="float" office:value="2.896454096" calcext:value-type="float">
            <text:p>2,896454096</text:p>
          </table:table-cell>
          <table:table-cell table:formula="of:=([.E5]-[.E4])/[.E4]" office:value-type="float" office:value="0.000454332285141432" calcext:value-type="float">
            <text:p>0,00045433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863" calcext:value-type="float">
            <text:p>68863</text:p>
          </table:table-cell>
          <table:table-cell office:value-type="float" office:value="55.16796875" calcext:value-type="float">
            <text:p>55,16796875</text:p>
          </table:table-cell>
          <table:table-cell office:value-type="float" office:value="3.134298514E-017" calcext:value-type="float">
            <text:p>3,13E-017</text:p>
          </table:table-cell>
          <table:table-cell office:value-type="float" office:value="2.349753618" calcext:value-type="float">
            <text:p>2,34975361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863" calcext:value-type="float">
            <text:p>68863</text:p>
          </table:table-cell>
          <table:table-cell office:value-type="float" office:value="54.74235535" calcext:value-type="float">
            <text:p>54,74235535</text:p>
          </table:table-cell>
          <table:table-cell office:value-type="float" office:value="4.589232118E-017" calcext:value-type="float">
            <text:p>4,59E-017</text:p>
          </table:table-cell>
          <table:table-cell office:value-type="float" office:value="2.350437403" calcext:value-type="float">
            <text:p>2,350437403</text:p>
          </table:table-cell>
          <table:table-cell table:style-name="ce3" table:formula="of:=([.E7]-[.E6])/[.E6]" office:value-type="float" office:value="0.000291002850154845" calcext:value-type="float">
            <text:p>0,00029100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198" calcext:value-type="float">
            <text:p>69198</text:p>
          </table:table-cell>
          <table:table-cell office:value-type="float" office:value="71.35945129" calcext:value-type="float">
            <text:p>71,35945129</text:p>
          </table:table-cell>
          <table:table-cell office:value-type="float" office:value="6.51913148E-015" calcext:value-type="float">
            <text:p>6,52E-015</text:p>
          </table:table-cell>
          <table:table-cell office:value-type="float" office:value="2.011769056" calcext:value-type="float">
            <text:p>2,01176905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198" calcext:value-type="float">
            <text:p>69198</text:p>
          </table:table-cell>
          <table:table-cell office:value-type="float" office:value="75.88052368" calcext:value-type="float">
            <text:p>75,88052368</text:p>
          </table:table-cell>
          <table:table-cell office:value-type="float" office:value="2.056656982E-015" calcext:value-type="float">
            <text:p>2,06E-015</text:p>
          </table:table-cell>
          <table:table-cell office:value-type="float" office:value="2.012852907" calcext:value-type="float">
            <text:p>2,012852907</text:p>
          </table:table-cell>
          <table:table-cell table:style-name="ce3" table:formula="of:=([.E9]-[.E8])/[.E8]" office:value-type="float" office:value="0.0005387551800579" calcext:value-type="float">
            <text:p>0,00053875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849" calcext:value-type="float">
            <text:p>69849</text:p>
          </table:table-cell>
          <table:table-cell office:value-type="float" office:value="101.570282" calcext:value-type="float">
            <text:p>101,570282</text:p>
          </table:table-cell>
          <table:table-cell office:value-type="float" office:value="0.0000000000001587491667" calcext:value-type="float">
            <text:p>1,59E-013</text:p>
          </table:table-cell>
          <table:table-cell office:value-type="float" office:value="1.779591918" calcext:value-type="float">
            <text:p>1,77959191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849" calcext:value-type="float">
            <text:p>69849</text:p>
          </table:table-cell>
          <table:table-cell office:value-type="float" office:value="108.524353" calcext:value-type="float">
            <text:p>108,524353</text:p>
          </table:table-cell>
          <table:table-cell office:value-type="float" office:value="0.0000000000001848978869" calcext:value-type="float">
            <text:p>1,85E-013</text:p>
          </table:table-cell>
          <table:table-cell office:value-type="float" office:value="1.780453444" calcext:value-type="float">
            <text:p>1,780453444</text:p>
          </table:table-cell>
          <table:table-cell table:style-name="ce3" table:formula="of:=([.E11]-[.E10])/[.E10]" office:value-type="float" office:value="0.000484114358626797" calcext:value-type="float">
            <text:p>0,00048411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086" calcext:value-type="float">
            <text:p>70086</text:p>
          </table:table-cell>
          <table:table-cell office:value-type="float" office:value="108.5108414" calcext:value-type="float">
            <text:p>108,5108414</text:p>
          </table:table-cell>
          <table:table-cell office:value-type="float" office:value="0.00000000000009154463076" calcext:value-type="float">
            <text:p>9,15E-014</text:p>
          </table:table-cell>
          <table:table-cell office:value-type="float" office:value="1.603177905" calcext:value-type="float">
            <text:p>1,60317790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086" calcext:value-type="float">
            <text:p>70086</text:p>
          </table:table-cell>
          <table:table-cell office:value-type="float" office:value="111.149971" calcext:value-type="float">
            <text:p>111,149971</text:p>
          </table:table-cell>
          <table:table-cell office:value-type="float" office:value="0.00000000000003055672712" calcext:value-type="float">
            <text:p>3,06E-014</text:p>
          </table:table-cell>
          <table:table-cell office:value-type="float" office:value="1.60453856" calcext:value-type="float">
            <text:p>1,60453856</text:p>
          </table:table-cell>
          <table:table-cell table:formula="of:=([.E13]-[.E12])/[.E12]" office:value-type="float" office:value="0.000848723648047061" calcext:value-type="float">
            <text:p>0,00084872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405" calcext:value-type="float">
            <text:p>70405</text:p>
          </table:table-cell>
          <table:table-cell office:value-type="float" office:value="110.8860779" calcext:value-type="float">
            <text:p>110,8860779</text:p>
          </table:table-cell>
          <table:table-cell office:value-type="float" office:value="0.00000000002562350852" calcext:value-type="float">
            <text:p>2,56E-011</text:p>
          </table:table-cell>
          <table:table-cell office:value-type="float" office:value="1.465503335" calcext:value-type="float">
            <text:p>1,46550333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405" calcext:value-type="float">
            <text:p>70405</text:p>
          </table:table-cell>
          <table:table-cell office:value-type="float" office:value="111.1588516" calcext:value-type="float">
            <text:p>111,1588516</text:p>
          </table:table-cell>
          <table:table-cell office:value-type="float" office:value="0.0000000001161569035" calcext:value-type="float">
            <text:p>1,16E-010</text:p>
          </table:table-cell>
          <table:table-cell office:value-type="float" office:value="1.466382265" calcext:value-type="float">
            <text:p>1,466382265</text:p>
          </table:table-cell>
          <table:table-cell table:formula="of:=([.E15]-[.E14])/[.E14]" office:value-type="float" office:value="0.00059974616161488" calcext:value-type="float">
            <text:p>0,000599746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892" calcext:value-type="float">
            <text:p>70892</text:p>
          </table:table-cell>
          <table:table-cell office:value-type="float" office:value="181.4141083" calcext:value-type="float">
            <text:p>181,4141083</text:p>
          </table:table-cell>
          <table:table-cell office:value-type="float" office:value="0.000000001177735687" calcext:value-type="float">
            <text:p>1,18E-009</text:p>
          </table:table-cell>
          <table:table-cell office:value-type="float" office:value="1.351563096" calcext:value-type="float">
            <text:p>1,35156309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892" calcext:value-type="float">
            <text:p>70892</text:p>
          </table:table-cell>
          <table:table-cell office:value-type="float" office:value="207.5991364" calcext:value-type="float">
            <text:p>207,5991364</text:p>
          </table:table-cell>
          <table:table-cell office:value-type="float" office:value="0.000000000160565089" calcext:value-type="float">
            <text:p>1,61E-010</text:p>
          </table:table-cell>
          <table:table-cell office:value-type="float" office:value="1.352349639" calcext:value-type="float">
            <text:p>1,352349639</text:p>
          </table:table-cell>
          <table:table-cell table:formula="of:=([.E17]-[.E16])/[.E16]" office:value-type="float" office:value="0.000581950633550021" calcext:value-type="float">
            <text:p>0,00058195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039" calcext:value-type="float">
            <text:p>71039</text:p>
          </table:table-cell>
          <table:table-cell office:value-type="float" office:value="207.4618835" calcext:value-type="float">
            <text:p>207,4618835</text:p>
          </table:table-cell>
          <table:table-cell office:value-type="float" office:value="0.000000002772545304" calcext:value-type="float">
            <text:p>2,77E-009</text:p>
          </table:table-cell>
          <table:table-cell office:value-type="float" office:value="1.255274653" calcext:value-type="float">
            <text:p>1,25527465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039" calcext:value-type="float">
            <text:p>71039</text:p>
          </table:table-cell>
          <table:table-cell office:value-type="float" office:value="218.3844604" calcext:value-type="float">
            <text:p>218,3844604</text:p>
          </table:table-cell>
          <table:table-cell office:value-type="float" office:value="0.000000003907569823" calcext:value-type="float">
            <text:p>3,91E-009</text:p>
          </table:table-cell>
          <table:table-cell office:value-type="float" office:value="1.255895138" calcext:value-type="float">
            <text:p>1,255895138</text:p>
          </table:table-cell>
          <table:table-cell table:style-name="ce3" table:formula="of:=([.E19]-[.E18])/[.E18]" office:value-type="float" office:value="0.000494302182010206" calcext:value-type="float">
            <text:p>0,00049430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205" calcext:value-type="float">
            <text:p>71205</text:p>
          </table:table-cell>
          <table:table-cell office:value-type="float" office:value="218.3756104" calcext:value-type="float">
            <text:p>218,3756104</text:p>
          </table:table-cell>
          <table:table-cell office:value-type="float" office:value="0.00000001436342689" calcext:value-type="float">
            <text:p>1,44E-008</text:p>
          </table:table-cell>
          <table:table-cell office:value-type="float" office:value="1.171847343" calcext:value-type="float">
            <text:p>1,17184734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205" calcext:value-type="float">
            <text:p>71205</text:p>
          </table:table-cell>
          <table:table-cell office:value-type="float" office:value="221.246048" calcext:value-type="float">
            <text:p>221,246048</text:p>
          </table:table-cell>
          <table:table-cell office:value-type="float" office:value="0.00000001781956271" calcext:value-type="float">
            <text:p>1,78E-008</text:p>
          </table:table-cell>
          <table:table-cell office:value-type="float" office:value="1.173046231" calcext:value-type="float">
            <text:p>1,173046231</text:p>
          </table:table-cell>
          <table:table-cell table:style-name="ce3" table:formula="of:=([.E21]-[.E20])/[.E20]" office:value-type="float" office:value="0.00102307523856374" calcext:value-type="float">
            <text:p>0,00102307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576" calcext:value-type="float">
            <text:p>71576</text:p>
          </table:table-cell>
          <table:table-cell office:value-type="float" office:value="221.2212677" calcext:value-type="float">
            <text:p>221,2212677</text:p>
          </table:table-cell>
          <table:table-cell office:value-type="float" office:value="0.0000000225236878" calcext:value-type="float">
            <text:p>2,25E-008</text:p>
          </table:table-cell>
          <table:table-cell office:value-type="float" office:value="1.098606229" calcext:value-type="float">
            <text:p>1,09860622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74091480679027" calcext:value-type="float">
            <text:p>0,0008740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12:17.380696368</dc:date>
    <meta:document-statistic meta:table-count="1" meta:cell-count="121" meta:object-count="0"/>
    <meta:generator>LibreOffice/4.1.4.2$Linux_X86_64 LibreOffice_project/410m0$Build-2</meta:generator>
  </office:meta>
</office:document-meta>
</file>